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8" style:family="paragraph" style:parent-style-name="Standard" style:list-style-name="L1">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6">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0">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1">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2">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3">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4">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13">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font-size-asian="12pt" style:font-size-complex="12pt"/>
    </style:style>
    <style:style style:name="P3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ogget</text:p>
      <text:p text:style-name="P1">Game Design Document</text:p>
      <text:p text:style-name="P1"/>
      <text:p text:style-name="P3">Genre</text:p>
      <text:p text:style-name="P4">1<text:span text:style-name="T1">st</text:span> Person Platformer</text:p>
      <text:p text:style-name="P4"/>
      <text:p text:style-name="P3">Overview</text:p>
      <text:p text:style-name="P4"><text:tab/>Sprogget is a small, indie game. The player must get to the exit of each level while gaining as many points as possible. The gameplay will be fast-paced with a single cutscene between each level. There will also be a cutscene at the beginning and end of the game. Players will be forced to hone their skills as the penalty for losing all their lives is to start over. There will be emphasis on skill-jumps and timing.</text:p>
      <text:p text:style-name="P4"><text:tab/>The final goal of each level is to reach the exit door. Once reached, the points they've acquired that level are added to their total score. This score is cummulative over a single game. Points are awarded for killing enemies, finishing a level quickly, and surviving certain jumps.</text:p>
      <text:p text:style-name="P4"><text:tab/>Sprogget's NPCs, environments and cutscenes will hint at a darker backdrop than what is visually presented. The player should always have a sense of unease and suspicion about the world they're being shown.</text:p>
      <text:p text:style-name="P4"/>
      <text:p text:style-name="P3">Vision Statement</text:p>
      <text:list xml:id="list742399960886449881" text:style-name="L1">
        <text:list-item>
          <text:p text:style-name="P8"><text:span text:style-name="T2">Entirely Free</text:span><text:span text:style-name="T4"> with no added micro-transactions</text:span></text:p>
        </text:list-item>
        <text:list-item>
          <text:p text:style-name="P9"><text:span text:style-name="T3">Controls</text:span><text:span text:style-name="T4"> will be simple and shouldn't have to be explained</text:span></text:p>
        </text:list-item>
        <text:list-item>
          <text:p text:style-name="P8"><text:span text:style-name="T2">Back to Basics</text:span><text:span text:style-name="T4"> style gameplay will make it easy for anyone to pick up</text:span></text:p>
        </text:list-item>
        <text:list-item>
          <text:p text:style-name="P8"><text:span text:style-name="T2">Easy to Spot, Hard to Acquire</text:span><text:span text:style-name="T4"> jumps, powerups, and bonuses</text:span></text:p>
        </text:list-item>
        <text:list-item>
          <text:p text:style-name="P8"><text:span text:style-name="T2">Eerie Cheer</text:span><text:span text:style-name="T4"> of NPCs and environment will help set player on edge</text:span></text:p>
        </text:list-item>
      </text:list>
      <text:p text:style-name="P4"/>
      <text:p text:style-name="P4"/>
      <text:p text:style-name="P3">Platforms</text:p>
      <text:p text:style-name="P4">Browser and PC</text:p>
      <text:p text:style-name="P4"/>
      <text:p text:style-name="P3">GDD Version</text:p>
      <text:p text:style-name="P4">1.2</text:p>
      <text:p text:style-name="P4"/>
      <text:p text:style-name="P3">Copyright</text:p>
      <text:p text:style-name="P4">ArmoredThirteen Entertainment Studios</text:p>
      <text:p text:style-name="P4">GDD's outline is property of: Mark Baldwin (<text:a xlink:type="simple" xlink:href="http://baldwinconsulting.org/">http://baldwinconsulting.org</text:a>)</text:p>
      <text:p text:style-name="P4">iTween is property of: PixelPlacement (<text:a xlink:type="simple" xlink:href="http://itween.pixelplacement.com/">http://itween.pixelplacement.com</text:a>)</text:p>
      <text:p text:style-name="P4">iTween Visual Editor is property of: David Koontz (<text:a xlink:type="simple" xlink:href="http://u3d.as/content/david-koontz/i-tween-visual-editor/1tM">http://u3d.as/content/david-koontz/i-tween-visual-editor/1tM</text:a>)</text:p>
      <text:p text:style-name="P4"/>
      <text:p text:style-name="P4"/>
      <text:p text:style-name="P7">Table of Contents</text:p>
      <text:p text:style-name="P1"/>
      <text:p text:style-name="P4">Put table here.</text:p>
      <text:p text:style-name="P4"/>
      <text:p text:style-name="P4"/>
      <text:p text:style-name="P7">Section 1</text:p>
      <text:p text:style-name="P1">Game Overview</text:p>
      <text:p text:style-name="P1"/>
      <text:p text:style-name="P3">Game Concept</text:p>
      <text:p text:style-name="P6"><text:tab/>Hello</text:p>
      <text:p text:style-name="P4"/>
      <text:p text:style-name="P3">Feature Set</text:p>
      <text:p text:style-name="P6"><text:tab/>Hello</text:p>
      <text:p text:style-name="P4"/>
      <text:p text:style-name="P3">Target Audience</text:p>
      <text:p text:style-name="P6"><text:tab/>The target audience is casual gamers and fans of platformers.</text:p>
      <text:p text:style-name="P4"/>
      <text:p text:style-name="P3">Game Flow Summary</text:p>
      <text:p text:style-name="P6"><text:tab/>The player will have the opportunity to move through each level with fluidity. A skilled player should have few actual pauses in movement. There will be various boosts and jump pads for the player to use. The player will never feel like the game is the driver, however, and most or all aided jumps will still require manual aiming.</text:p>
      <text:p text:style-name="P4"/>
      <text:p text:style-name="P3">Look and Feel</text:p>
      <text:p text:style-name="P6"><text:tab/>Graphics will remain simplistic and easy to look at. The environment will be warm and friendly with lots of browns, reds, and oranges. Robots, including enemy ones, are overly friendly.</text:p>
      <text:p text:style-name="P4"/>
      <text:p text:style-name="P3">Project Scope</text:p>
      <text:p text:style-name="P6"><text:tab/>There is only one location in Sprogget, the facility. It is unknown to the player where the facility is and development will reflect this by not exploring the true location. There will be 12 levels with a hidden 13<text:span text:style-name="T1">th</text:span> level. A number of robotic enemies will populate the levels and wander around with a simple AI. The occasional friendly NPC will find their way into the facility and may talk to or follow the player. There are no weapons beyond the player's ability to jump on enemies and environmental advantages.</text:p>
      <text:p text:style-name="P4"/>
      <text:p text:style-name="P4"/>
      <text:p text:style-name="P4"/>
      <text:p text:style-name="P7">Section 2</text:p>
      <text:p text:style-name="P1">Gameplay and Mechanics</text:p>
      <text:p text:style-name="P1"/>
      <text:p text:style-name="P3">Gameplay</text:p>
      <text:p text:style-name="P6"><text:tab/>Game progression, Mission/challenge structure, puzzle structure, objectives, and play flow.</text:p>
      <text:p text:style-name="P4"/>
      <text:p text:style-name="P3">Mechanics</text:p>
      <text:list xml:id="list3782509382791994843" text:style-name="L2">
        <text:list-item>
          <text:p text:style-name="P11">Physics</text:p>
        </text:list-item>
      </text:list>
      <text:p text:style-name="P6"><text:tab/><text:tab/>How does the physical universe work?</text:p>
      <text:list xml:id="list1027186240885999523" text:style-name="L3">
        <text:list-item>
          <text:p text:style-name="P12">Movement</text:p>
        </text:list-item>
      </text:list>
      <text:p text:style-name="P6"><text:tab/><text:tab/>General and other movement.</text:p>
      <text:list xml:id="list613071298099816246" text:style-name="L4">
        <text:list-item>
          <text:p text:style-name="P13">Objects</text:p>
        </text:list-item>
      </text:list>
      <text:p text:style-name="P6"><text:tab/><text:tab/>Picking up and moving objects.</text:p>
      <text:list xml:id="list779954285491453834" text:style-name="L5">
        <text:list-item>
          <text:p text:style-name="P14">Actions</text:p>
        </text:list-item>
      </text:list>
      <text:p text:style-name="P6"><text:tab/><text:tab/>Switches and buttons, picking up/carrying/dropping, talking, and reading.</text:p>
      <text:list xml:id="list4624320505093448241" text:style-name="L6">
        <text:list-item>
          <text:p text:style-name="P15">Combat</text:p>
        </text:list-item>
      </text:list>
      <text:p text:style-name="P6"><text:tab/><text:tab/>If there is combat or even conflict, how is this specifically modeled?</text:p>
      <text:list xml:id="list2035617499273333585" text:style-name="L7">
        <text:list-item>
          <text:p text:style-name="P16">Economy</text:p>
        </text:list-item>
      </text:list>
      <text:p text:style-name="P6"><text:tab/><text:tab/>What is the economy of the game, how does it work?</text:p>
      <text:p text:style-name="P4"/>
      <text:p text:style-name="P3">Screen Flow</text:p>
      <text:list xml:id="list300554168759630798" text:style-name="L8">
        <text:list-item>
          <text:p text:style-name="P17">Screen Flow Chart</text:p>
        </text:list-item>
      </text:list>
      <text:p text:style-name="P6"><text:tab/><text:tab/>A graphical description of how each screen is related to every other screen.</text:p>
      <text:list xml:id="list8887521275382757124" text:style-name="L9">
        <text:list-item>
          <text:p text:style-name="P18">Screen Descriptions</text:p>
        </text:list-item>
      </text:list>
      <text:p text:style-name="P6"><text:tab/><text:tab/>Main menu screen, options screen, etc.</text:p>
      <text:p text:style-name="P4"/>
      <text:p text:style-name="P3">Game Options</text:p>
      <text:p text:style-name="P6"><text:tab/>Game settings will have a very classic feel. Players will be allowed to invert both x and y axis, change contrast and brightness, and mouse sensitivity. There will be a seperate volume control for master, music, and sound effects. In addition to the volume sliders, there will be mute buttons on all of them. When toggled, they bring the volume back to where it was before muting.</text:p>
      <text:p text:style-name="P4"/>
      <text:p text:style-name="P3">Replaying and Saving</text:p>
      <text:p text:style-name="P6"><text:tab/>Hello</text:p>
      <text:p text:style-name="P4"/>
      <text:p text:style-name="P3">Cheats and Easter Eggs</text:p>
      <text:p text:style-name="P6"><text:tab/>If a player presses 'Scroll Lock' they secretly move a little faster and jump a little higher. This is not very strong effect and in no way alerts the player that it has happened. Pressing 'Scroll Lock' again will remove the effect. In the 12<text:span text:style-name="T1">th</text:span> level the player will have a hidden path to bring them to the secret 13<text:span text:style-name="T1">th</text:span> level.</text:p>
      <text:p text:style-name="P4"/>
      <text:p text:style-name="P4"/>
      <text:p text:style-name="P4"/>
      <text:p text:style-name="P4"/>
      <text:p text:style-name="P7">Section 3</text:p>
      <text:p text:style-name="P1">Story, Setting, and Character</text:p>
      <text:p text:style-name="P1"/>
      <text:p text:style-name="P3">Story and Narrative</text:p>
      <text:list xml:id="list5071496547580443601" text:style-name="L10">
        <text:list-item>
          <text:p text:style-name="P19">Back Story</text:p>
        </text:list-item>
        <text:list-item>
          <text:p text:style-name="P19">Plot Elements</text:p>
        </text:list-item>
        <text:list-item>
          <text:p text:style-name="P19">Game Progression</text:p>
        </text:list-item>
        <text:list-item>
          <text:p text:style-name="P19">License Considerations</text:p>
        </text:list-item>
        <text:list-item>
          <text:p text:style-name="P19">Cut Scenes</text:p>
          <text:list>
            <text:list-item>
              <text:p text:style-name="P19">Cut Scene 1</text:p>
              <text:list>
                <text:list-item>
                  <text:p text:style-name="P19">Actors</text:p>
                  <text:list>
                    <text:list-header>
                      <text:p text:style-name="P25">Hello</text:p>
                    </text:list-header>
                  </text:list>
                </text:list-item>
                <text:list-item>
                  <text:p text:style-name="P19">Description</text:p>
                  <text:list>
                    <text:list-header>
                      <text:p text:style-name="P25">Hello</text:p>
                    </text:list-header>
                  </text:list>
                </text:list-item>
                <text:list-item>
                  <text:p text:style-name="P19">Storyboard</text:p>
                  <text:list>
                    <text:list-header>
                      <text:p text:style-name="P25">Hello</text:p>
                    </text:list-header>
                  </text:list>
                </text:list-item>
                <text:list-item>
                  <text:p text:style-name="P19">Script</text:p>
                  <text:list>
                    <text:list-header>
                      <text:p text:style-name="P25">Hello</text:p>
                    </text:list-header>
                  </text:list>
                </text:list-item>
              </text:list>
            </text:list-item>
            <text:list-item>
              <text:p text:style-name="P19">Cut Scene 2</text:p>
            </text:list-item>
            <text:list-item>
              <text:p text:style-name="P19">Etc.</text:p>
            </text:list-item>
          </text:list>
        </text:list-item>
      </text:list>
      <text:p text:style-name="P4"/>
      <text:p text:style-name="P3">Game World</text:p>
      <text:list xml:id="list1594092072170810965" text:style-name="L11">
        <text:list-item>
          <text:p text:style-name="P20">General Look and Feel of the World</text:p>
        </text:list-item>
        <text:list-item>
          <text:p text:style-name="P20">Area 1</text:p>
          <text:list>
            <text:list-item>
              <text:p text:style-name="P20">General Descriptions</text:p>
              <text:list>
                <text:list-header>
                  <text:p text:style-name="P26">Hello</text:p>
                </text:list-header>
              </text:list>
            </text:list-item>
            <text:list-item>
              <text:p text:style-name="P20">Physical Characteristics</text:p>
              <text:list>
                <text:list-header>
                  <text:p text:style-name="P26">Hello</text:p>
                </text:list-header>
              </text:list>
            </text:list-item>
            <text:list-item>
              <text:p text:style-name="P20">Levels that Use Area</text:p>
              <text:list>
                <text:list-header>
                  <text:p text:style-name="P26">Hello</text:p>
                </text:list-header>
              </text:list>
            </text:list-item>
            <text:list-item>
              <text:p text:style-name="P20">Connections to Other Areas</text:p>
              <text:list>
                <text:list-header>
                  <text:p text:style-name="P26">Hello</text:p>
                </text:list-header>
              </text:list>
            </text:list-item>
          </text:list>
        </text:list-item>
        <text:list-item>
          <text:p text:style-name="P20">Area 2</text:p>
        </text:list-item>
        <text:list-item>
          <text:p text:style-name="P20">Etc.</text:p>
        </text:list-item>
      </text:list>
      <text:p text:style-name="P4"/>
      <text:p text:style-name="P3">Characters</text:p>
      <text:list xml:id="list8802273006864938869" text:style-name="L12">
        <text:list-item>
          <text:p text:style-name="P21">Character 1</text:p>
          <text:list>
            <text:list-item>
              <text:p text:style-name="P21">Back Story</text:p>
            </text:list-item>
            <text:list-item>
              <text:p text:style-name="P21">Personality</text:p>
            </text:list-item>
            <text:list-item>
              <text:p text:style-name="P21">Look</text:p>
              <text:list>
                <text:list-item>
                  <text:p text:style-name="P21">Physical Characteristics</text:p>
                </text:list-item>
                <text:list-item>
                  <text:p text:style-name="P21">Animations</text:p>
                </text:list-item>
              </text:list>
            </text:list-item>
            <text:list-item>
              <text:p text:style-name="P21">Special Abilities</text:p>
            </text:list-item>
            <text:list-item>
              <text:p text:style-name="P21">Relevance to Game Story</text:p>
            </text:list-item>
            <text:list-item>
              <text:p text:style-name="P21">Relationship to Other Characters</text:p>
            </text:list-item>
            <text:list-item>
              <text:p text:style-name="P21">Statistics</text:p>
            </text:list-item>
          </text:list>
        </text:list-item>
        <text:list-item>
          <text:p text:style-name="P21">Character 2</text:p>
        </text:list-item>
        <text:list-item>
          <text:p text:style-name="P21">Etc.</text:p>
        </text:list-item>
      </text:list>
      <text:p text:style-name="P4"><text:soft-page-break/></text:p>
      <text:p text:style-name="P4"/>
      <text:p text:style-name="P4"/>
      <text:p text:style-name="P4"/>
      <text:p text:style-name="P7">Section 4</text:p>
      <text:p text:style-name="P1">Levels</text:p>
      <text:p text:style-name="P1"/>
      <text:p text:style-name="P3">Training Level</text:p>
      <text:list xml:id="list3278485354149381100" text:style-name="L13">
        <text:list-item>
          <text:p text:style-name="P22">Synopsis</text:p>
          <text:list>
            <text:list-header>
              <text:p text:style-name="P27">Hello</text:p>
            </text:list-header>
          </text:list>
        </text:list-item>
        <text:list-item>
          <text:p text:style-name="P22">Introduction Material (Cut Scene, Mission Briefing)</text:p>
          <text:list>
            <text:list-header>
              <text:p text:style-name="P27">Hello</text:p>
            </text:list-header>
          </text:list>
        </text:list-item>
        <text:list-item>
          <text:p text:style-name="P22">Objectives</text:p>
          <text:list>
            <text:list-header>
              <text:p text:style-name="P27">Hello</text:p>
            </text:list-header>
          </text:list>
        </text:list-item>
        <text:list-item>
          <text:p text:style-name="P22">Physical Descriptions</text:p>
          <text:list>
            <text:list-header>
              <text:p text:style-name="P27">Hello</text:p>
            </text:list-header>
          </text:list>
        </text:list-item>
        <text:list-item>
          <text:p text:style-name="P22">Map</text:p>
          <text:list>
            <text:list-header>
              <text:p text:style-name="P27">Hello</text:p>
            </text:list-header>
          </text:list>
        </text:list-item>
        <text:list-item>
          <text:p text:style-name="P22">Critical Path</text:p>
          <text:list>
            <text:list-header>
              <text:p text:style-name="P27">Hello</text:p>
            </text:list-header>
          </text:list>
        </text:list-item>
        <text:list-item>
          <text:p text:style-name="P22">Encounters</text:p>
          <text:list>
            <text:list-header>
              <text:p text:style-name="P27">Hello</text:p>
            </text:list-header>
          </text:list>
        </text:list-item>
        <text:list-item>
          <text:p text:style-name="P22">Level Walkthrough</text:p>
          <text:list>
            <text:list-header>
              <text:p text:style-name="P27">Hello</text:p>
            </text:list-header>
          </text:list>
        </text:list-item>
        <text:list-item>
          <text:p text:style-name="P22">Closing Material</text:p>
          <text:list>
            <text:list-header>
              <text:p text:style-name="P27">Hello</text:p>
            </text:list-header>
          </text:list>
        </text:list-item>
      </text:list>
      <text:p text:style-name="P4"/>
      <text:p text:style-name="P3">Level 1</text:p>
      <text:p text:style-name="P6"><text:tab/>Hello</text:p>
      <text:p text:style-name="P4"/>
      <text:p text:style-name="P3">Etc.</text:p>
      <text:p text:style-name="P6"><text:tab/>Hello</text:p>
      <text:p text:style-name="P4"/>
      <text:p text:style-name="P4"/>
      <text:p text:style-name="P7">Section 5</text:p>
      <text:p text:style-name="P1">Interface</text:p>
      <text:p text:style-name="P1"/>
      <text:p text:style-name="P3">Visual System</text:p>
      <text:list xml:id="list3176022189185883996" text:style-name="L14">
        <text:list-item>
          <text:p text:style-name="P23">HUD</text:p>
          <text:list>
            <text:list-header>
              <text:p text:style-name="P28">The HUD is very minimalistic. There will be small crosshairs in the center of the screen. In the upper left there will be a life counter. The top center of the screen will contain the point total for the current level.</text:p>
            </text:list-header>
          </text:list>
        </text:list-item>
        <text:list-item>
          <text:p text:style-name="P23">Menus</text:p>
          <text:list>
            <text:list-header>
              <text:p text:style-name="P28">Hello</text:p>
            </text:list-header>
          </text:list>
        </text:list-item>
        <text:list-item>
          <text:p text:style-name="P23">Rendering System</text:p>
          <text:list>
            <text:list-header>
              <text:p text:style-name="P28">Unity's default renderer will be used. However, there may be additional shaders.</text:p>
            </text:list-header>
          </text:list>
        </text:list-item>
        <text:list-item>
          <text:p text:style-name="P23">Camera</text:p>
          <text:list>
            <text:list-header>
              <text:p text:style-name="P28">A 1<text:span text:style-name="T1">st</text:span> person camera will be used.</text:p>
            </text:list-header>
          </text:list>
        </text:list-item>
        <text:list-item>
          <text:p text:style-name="P23">Lighting Models</text:p>
          <text:list>
            <text:list-header>
              <text:p text:style-name="P28">Hello</text:p>
            </text:list-header>
          </text:list>
        </text:list-item>
      </text:list>
      <text:p text:style-name="P4"/>
      <text:p text:style-name="P3">Control System</text:p>
      <text:p text:style-name="P6"><text:tab/>WASD for movement, mouse to look, and space to jump. The player can hold space to increase the height of their jump. Left-clicking picks up objects, left-clicking again drops the object, and right clicking throws the object. </text:p>
      <text:p text:style-name="P4"/>
      <text:p text:style-name="P3">Audio</text:p>
      <text:p text:style-name="P6"><text:tab/>Hello</text:p>
      <text:p text:style-name="P4"/>
      <text:p text:style-name="P3">Music</text:p>
      <text:p text:style-name="P6"><text:tab/>Hello</text:p>
      <text:p text:style-name="P4"/>
      <text:p text:style-name="P3">Sound Effects</text:p>
      <text:p text:style-name="P6"><text:tab/>Hello</text:p>
      <text:p text:style-name="P4"/>
      <text:p text:style-name="P3">Help System</text:p>
      <text:p text:style-name="P6"><text:tab/>The only direct help will be in the first part of the first level. Movement, looking, and jump controls do not need to be explained anywhere. As the game progresses, new ideas will be presented in a way that the player can intuitively figure them out.</text:p>
      <text:p text:style-name="P4"/>
      <text:p text:style-name="P4"/>
      <text:p text:style-name="P4"/>
      <text:p text:style-name="P4"/>
      <text:p text:style-name="P7">Section 6</text:p>
      <text:p text:style-name="P1">Enemy Intelligence</text:p>
      <text:p text:style-name="P1"/>
      <text:p text:style-name="P3">Opponent AI</text:p>
      <text:p text:style-name="P6"><text:tab/>The active opponent that plays against the game player and therefore requires strategic decision making (example, Civilization or Chess). How is it to be designed?</text:p>
      <text:p text:style-name="P4"/>
      <text:p text:style-name="P3">Enemy AI</text:p>
      <text:p text:style-name="P6"><text:tab/>Villains and Monsters</text:p>
      <text:p text:style-name="P4"/>
      <text:p text:style-name="P3">Non-Combat Characters</text:p>
      <text:p text:style-name="P6"><text:tab/>Hello</text:p>
      <text:p text:style-name="P4"/>
      <text:p text:style-name="P3">Friendly Characters</text:p>
      <text:p text:style-name="P6"><text:tab/>Hello</text:p>
      <text:p text:style-name="P4"/>
      <text:p text:style-name="P3">Support AI</text:p>
      <text:p text:style-name="P6"><text:tab/>Hello</text:p>
      <text:p text:style-name="P4"/>
      <text:p text:style-name="P4"/>
      <text:p text:style-name="P4"/>
      <text:p text:style-name="P4"/>
      <text:p text:style-name="P7">Section 7</text:p>
      <text:p text:style-name="P1">Technical</text:p>
      <text:p text:style-name="P1"/>
      <text:p text:style-name="P3">Target Hardware</text:p>
      <text:p text:style-name="P6"><text:tab/>PCs and web players. The simplicity of the game allows the hardware to be older or not top of the line. The downloadable version of Sprogget will be a windows executable.</text:p>
      <text:p text:style-name="P4"/>
      <text:p text:style-name="P3">Development Hardware and Software</text:p>
      <text:p text:style-name="P6"><text:tab/>PCs using Windows. Unity and GitHub are both required as well.</text:p>
      <text:p text:style-name="P4"/>
      <text:p text:style-name="P3">Development Procedures and Standards</text:p>
      <text:p text:style-name="P6"><text:tab/>Excellent organization is a must. Similar folders will have similar subfolders and naming conventions. Code will be well commented and organized, consisting of at least 25% comments.</text:p>
      <text:p text:style-name="P4"/>
      <text:p text:style-name="P3">Game Engine</text:p>
      <text:p text:style-name="P6"><text:tab/>Unity is the game engine of choice.</text:p>
      <text:p text:style-name="P4"/>
      <text:p text:style-name="P3">Network</text:p>
      <text:p text:style-name="P6"><text:tab/>Sprogget is a single-player game and does not require any multi-player networking. The web player version of Sprogget will have a leaderboard of best scores.</text:p>
      <text:p text:style-name="P4"/>
      <text:p text:style-name="P3">Scripting Language</text:p>
      <text:p text:style-name="P6"><text:tab/>C# will be used almost exclusively. The only time other languages should be used is if a plugin is using a different language. Even then the plugin should be accessed using C#.</text:p>
      <text:p text:style-name="P4"/>
      <text:p text:style-name="P3">Etc.</text:p>
      <text:p text:style-name="P6"><text:tab/>Hello</text:p>
      <text:p text:style-name="P4"/>
      <text:p text:style-name="P4"/>
      <text:p text:style-name="P4"/>
      <text:p text:style-name="P4"/>
      <text:p text:style-name="P7">Section 8</text:p>
      <text:p text:style-name="P1">Game Art</text:p>
      <text:p text:style-name="P1"/>
      <text:p text:style-name="P3">Concept Art</text:p>
      <text:p text:style-name="P6"><text:tab/>Hello</text:p>
      <text:p text:style-name="P4"/>
      <text:p text:style-name="P3">Style Guides</text:p>
      <text:p text:style-name="P6"><text:tab/>Hello</text:p>
      <text:p text:style-name="P4"/>
      <text:p text:style-name="P3">Characters</text:p>
      <text:p text:style-name="P6"><text:tab/>Hello</text:p>
      <text:p text:style-name="P4"/>
      <text:p text:style-name="P3">Environments</text:p>
      <text:p text:style-name="P6"><text:tab/>Hello</text:p>
      <text:p text:style-name="P4"/>
      <text:p text:style-name="P3">Equipment</text:p>
      <text:p text:style-name="P6"><text:tab/>Hello</text:p>
      <text:p text:style-name="P4"/>
      <text:p text:style-name="P3">Cut Scenes</text:p>
      <text:p text:style-name="P6"><text:tab/>Hello</text:p>
      <text:p text:style-name="P4"/>
      <text:p text:style-name="P3">Miscellaneous</text:p>
      <text:p text:style-name="P6"><text:tab/>Hello</text:p>
      <text:p text:style-name="P4"/>
      <text:p text:style-name="P4"/>
      <text:p text:style-name="P4"/>
      <text:p text:style-name="P4"/>
      <text:p text:style-name="P7">GDD History</text:p>
      <text:p text:style-name="P1"/>
      <text:p text:style-name="P5">2/14/2014</text:p>
      <text:p text:style-name="P6"><text:tab/>Began filling in Section 1 (game overview) and 2 (gameplay and mechanics)</text:p>
      <text:p text:style-name="P5">2/11/2014</text:p>
      <text:p text:style-name="P6"><text:tab/>Began filling in Section 5 (interface).</text:p>
      <text:p text:style-name="P6"><text:tab/>Filled in Section 7 (technical details).</text:p>
      <text:p text:style-name="P5">2/6/2014</text:p>
      <text:p text:style-name="P4"><text:tab/>Filled in the bulk of the out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5M38S</meta:editing-duration>
    <meta:editing-cycles>53</meta:editing-cycles>
    <meta:generator>OpenOffice/4.0.1$Win32 OpenOffice.org_project/401m5$Build-9714</meta:generator>
    <dc:date>2014-02-14T03:47:04.41</dc:date>
    <dc:creator>David Cramer</dc:creator>
    <meta:document-statistic meta:table-count="0" meta:image-count="0" meta:object-count="0" meta:page-count="12" meta:paragraph-count="212" meta:word-count="1332" meta:character-count="7716"/>
    <meta:user-defined meta:name="Info 1"/>
    <meta:user-defined meta:name="Info 2"/>
    <meta:user-defined meta:name="Info 3"/>
    <meta:user-defined meta:name="Info 4"/>
  </office:meta>
</office:document-meta>
</file>